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48cm" style:rel-column-width="13962*"/>
    </style:style>
    <style:style style:name="Table1.B" style:family="table-column">
      <style:table-column-properties style:column-width="14.952cm" style:rel-column-width="5157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2" style:family="text">
      <style:text-properties fo:font-style="italic" style:font-name-asian="Times New Roman2" style:font-style-asian="italic" style:font-name-complex="Times New Roman2" style:font-style-complex="italic"/>
    </style:style>
    <style:style style:name="T13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28.png" xlink:type="simple" xlink:show="embed" xlink:actuate="onLoad"/></draw:frame></text:p>
          </table:table-cell>
          <table:table-cell table:style-name="Table1.B1" office:value-type="string">
            <text:h text:style-name="P4" text:outline-level="1">Передаточная функция общего вид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521cm" svg:height="1.769cm" draw:z-index="1"><draw:image xlink:href="../images/0028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2">Блок </text:span><text:span text:style-name="T3">реализует математическую модель звена, динамика которого </text:span><text:span text:style-name="T5">(</text:span><text:span text:style-name="T9">для каждого </text:span><text:span text:style-name="T10">скалярного</text:span><text:span text:style-name="T9"> сигнала)</text:span><text:span text:style-name="T3"> описывается линейным обыкновенным дифференциальным уравнением (ОДУ) вида:</text:span></text:p>
            <text:p text:style-name="P6"><text:span text:style-name="T3"><draw:frame draw:style-name="fr3" draw:name="Объект1" text:anchor-type="as-char" svg:width="5.219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,</text:span></text:p>
            <text:p text:style-name="P7">где</text:p>
            <text:p text:style-name="P7"><draw:frame draw:style-name="fr3" draw:name="Object1" text:anchor-type="as-char" svg:width="15.549cm" svg:height="2.67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5"><text:span text:style-name="T3"><draw:frame draw:style-name="fr3" draw:name="Object2" text:anchor-type="as-char" svg:width="1.494cm" svg:height="0.621cm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">– </text:span><text:span text:style-name="T9">коэффициенты (</text:span><text:span text:style-name="T9"><draw:frame draw:style-name="fr3" draw:name="Object3" text:anchor-type="as-char" svg:width="5.427cm" svg:height="0.549cm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);</text:span></text:p>
            <text:p text:style-name="P5"><text:span text:style-name="T6">x(t)</text:span><text:span text:style-name="T5"> </text:span><text:span text:style-name="T3">– входно</text:span><text:span text:style-name="T9">й</text:span><text:span text:style-name="T3"> сигнал в блок (может быть </text:span><text:span text:style-name="T11">векторным</text:span><text:span text:style-name="T3">, тогда и вектора коэффициентов и выход блока тоже будут </text:span><text:span text:style-name="T11">векторными </text:span><text:span text:style-name="T13">той же размерности</text:span><text:span text:style-name="T3">),</text:span></text:p>
            <text:p text:style-name="P5"><text:span text:style-name="T6">y(t)</text:span><text:span text:style-name="T5"> </text:span><text:span text:style-name="T3">– выходной сигнал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3"><draw:frame draw:style-name="fr3" draw:name="Объект5" text:anchor-type="as-char" svg:width="7.625cm" svg:height="1.453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.</text:p>
            <text:p text:style-name="P5">Размерности сигналов входа, выхода и вектор<text:span text:style-name="T8">ов</text:span> коэффициентов должны совпадать.</text:p>
            <text:p text:style-name="P5"><text:span text:style-name="T1">Свойства</text:span>:</text:p>
            <text:list xml:id="list5799863165208171156" text:style-name="L1">
              <text:list-item>
                <text:p text:style-name="P9">Коэффициенты числителя – вектор<draw:frame draw:style-name="fr3" draw:name="Объект8" text:anchor-type="as-char" svg:width="0.623cm" svg:height="0.62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, <text:span text:style-name="T8">размерностью </text:span><text:span text:style-name="T4">[m]</text:span>.</text:p>
              </text:list-item>
              <text:list-item>
                <text:p text:style-name="P9">Коэффициенты знаменателя – вектор<draw:frame draw:style-name="fr3" draw:name="Object4" text:anchor-type="as-char" svg:width="0.577cm" svg:height="0.621cm" draw:z-index="8"><draw:object xlink:href="./Object 3" xlink:type="simple" xlink:show="embed" xlink:actuate="onLoad"/><draw:image xlink:href="./ObjectReplacements/Object 3" xlink:type="simple" xlink:show="embed" xlink:actuate="onLoad"/><svg:desc>formula</svg:desc></draw:frame>, <text:span text:style-name="T8">размерностью </text:span><text:span text:style-name="T4">[n]</text:span>.</text:p>
              </text:list-item>
              <text:list-item>
                <text:p text:style-name="P9">Начальные условия – вектор начальных значений <text:span text:style-name="T7">y</text:span><text:span text:style-name="T12">ᵢ(</text:span><text:span text:style-name="T7">0</text:span><text:span text:style-name="T12">)</text:span> выходной величины блока.</text:p>
              </text:list-item>
            </text:list>
            <text:p text:style-name="P7"><text:span text:style-name="T1">Примечание:</text:span> по умолчанию блок реализует <text:span text:style-name="T8">обработку</text:span>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даточная функция общего вида</dc:title>
    <dc:date>2014-12-09T09:01:13.03</dc:date>
    <meta:generator>OpenOffice/4.1.1$Win32 OpenOffice.org_project/411m6$Build-9775</meta:generator>
    <meta:editing-duration>PT6H21M21S</meta:editing-duration>
    <meta:editing-cycles>127</meta:editing-cycles>
    <meta:document-statistic meta:table-count="1" meta:image-count="2" meta:object-count="7" meta:page-count="1" meta:paragraph-count="21" meta:word-count="122" meta:character-count="88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L</mi>
      <mrow>
        <mo stretchy="false">(</mo>
        <mrow>
          <mi>p</mi>
        </mrow>
        <mo stretchy="false">)</mo>
      </mrow>
      <mi>y</mi>
      <mrow>
        <mo stretchy="false">(</mo>
        <mrow>
          <mi>t</mi>
        </mrow>
        <mo stretchy="false">)</mo>
      </mrow>
      <mrow>
        <mi/>
        <mo stretchy="false">=</mo>
        <mi/>
      </mrow>
      <mi>N</mi>
      <mrow>
        <mrow>
          <mo stretchy="false">(</mo>
          <mrow>
            <mi>p</mi>
          </mrow>
          <mo stretchy="false">)</mo>
        </mrow>
        <mo stretchy="false">⋅</mo>
        <mi>x</mi>
      </mrow>
      <mrow>
        <mo stretchy="false">(</mo>
        <mrow>
          <mi>t</mi>
        </mrow>
        <mo stretchy="false">)</mo>
      </mrow>
    </mrow>
    <annotation encoding="StarMath 5.0">L(p) y(t) ~=~ N(p) cdot x(t)</annotation>
  </semantics>
</math>
</file>

<file path=Object 11/content.xml><?xml version="1.0" encoding="utf-8"?>
<math xmlns="http://www.w3.org/1998/Math/MathML">
  <semantics>
    <mtable>
      <mtr>
        <mtd>
          <mrow>
            <mi>L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a</mi>
                <mrow>
                  <mi>n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n</mi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n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a</mi>
                <mrow>
                  <mrow>
                    <mi>n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  <mi>y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n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a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y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a</mi>
                <mn>0</mn>
              </msub>
              <mo stretchy="false">⋅</mo>
              <mi>y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  <mtr>
        <mtd>
          <mrow>
            <mi>N</mi>
            <mrow>
              <mrow>
                <mo stretchy="false">(</mo>
                <mrow>
                  <mi>p</mi>
                </mrow>
                <mo stretchy="false">)</mo>
              </mrow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row>
              <msub>
                <mi>b</mi>
                <mrow>
                  <mi>m</mi>
                </mrow>
              </msub>
              <mo stretchy="false">⋅</mo>
              <mrow>
                <mfrac>
                  <mrow>
                    <msup>
                      <mi>d</mi>
                      <mrow>
                        <mi>m</mi>
                      </mrow>
                    </msup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i>m</mi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row>
              <msub>
                <mi>b</mi>
                <mrow>
                  <mrow>
                    <mi>m</mi>
                    <mo stretchy="false">−</mo>
                    <mn>1</mn>
                  </mrow>
                </mrow>
              </msub>
              <mo stretchy="false">⋅</mo>
              <mrow>
                <mfrac>
                  <mrow>
                    <msup>
                      <mi>d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p>
                      <mi mathvariant="italic">dt</mi>
                      <mrow>
                        <mrow>
                          <mi>m</mi>
                          <mo stretchy="false">−</mo>
                          <mn>1</mn>
                        </mrow>
                      </mrow>
                    </msup>
                  </mrow>
                </mfrac>
              </mrow>
            </mrow>
            <mrow>
              <mi/>
              <mo stretchy="false">+</mo>
              <mi/>
            </mrow>
            <mn>...</mn>
            <mrow>
              <mi/>
              <mo stretchy="false">+</mo>
              <mrow>
                <msub>
                  <mi>b</mi>
                  <mrow>
                    <mn>1</mn>
                  </mrow>
                </msub>
                <mo stretchy="false">⋅</mo>
                <mrow>
                  <mfrac>
                    <mrow>
                      <mi mathvariant="italic">dx</mi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</mrow>
              </mrow>
            </mrow>
            <mrow>
              <mi/>
              <mo stretchy="false">+</mo>
              <mi/>
            </mrow>
            <mrow>
              <msub>
                <mi>b</mi>
                <mn>0</mn>
              </msub>
              <mo stretchy="false">⋅</mo>
              <mi>x</mi>
            </mrow>
            <mrow>
              <mo stretchy="false">(</mo>
              <mrow>
                <mi>t</mi>
              </mrow>
              <mo stretchy="false">)</mo>
            </mrow>
            <mi>;</mi>
          </mrow>
        </mtd>
      </mtr>
    </mtable>
    <annotation encoding="StarMath 5.0">L(p) cdot y(t) ~=~
a_{n} cdot {{d^{n}y(t)} over {dt^{n}}} ~+~
a_{n-1} cdot {{d^{n-1}y(t)} over {dt^{n-1}}} ~+~
~...~ +
a_{1} cdot {{dy(t)} over {dt}} ~+~
a_0 cdot y(t);
newline
N(p) cdot x(t) ~=~
b_{m} cdot {{d^{m}x(t)} over {dt^{m}}} ~+~
b_{m-1} cdot {{d^{m-1}x(t)} over {dt^{m-1}}} ~+~
~...~ +
b_{1} cdot {{dx(t)} over {dt}} ~+~
b_0 cdot x(t);</annotation>
  </semantics>
</math>
</file>

<file path=Object 12/content.xml><?xml version="1.0" encoding="utf-8"?>
<math xmlns="http://www.w3.org/1998/Math/MathML">
  <semantics>
    <mrow>
      <msub>
        <mi>a</mi>
        <mi>i</mi>
      </msub>
      <mi>,</mi>
      <mi/>
      <msub>
        <mi>b</mi>
        <mi>j</mi>
      </msub>
    </mrow>
    <annotation encoding="StarMath 5.0">a_i,~b_j</annotation>
  </semantics>
</math>
</file>

<file path=Object 13/content.xml><?xml version="1.0" encoding="utf-8"?>
<math xmlns="http://www.w3.org/1998/Math/MathML">
  <semantics>
    <mrow>
      <mrow>
        <mi>i</mi>
        <mo stretchy="false">=</mo>
        <mn>0...n</mn>
      </mrow>
      <mi>,</mi>
      <mi/>
      <mrow>
        <mi>j</mi>
        <mo stretchy="false">=</mo>
        <mn>0...m</mn>
      </mrow>
      <mi>,</mi>
      <mi/>
      <mrow>
        <mi>n</mi>
        <mo stretchy="false">≥</mo>
        <mi>m</mi>
      </mrow>
    </mrow>
    <annotation encoding="StarMath 5.0">i=0...n,~j=0...m,~n&gt;=m</annotation>
  </semantics>
</math>
</file>

<file path=Object 3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row>
            <mrow>
              <mrow>
                <mrow>
                  <mrow>
                    <msub>
                      <mi>b</mi>
                      <mi>m</mi>
                    </msub>
                    <mo stretchy="false">⋅</mo>
                    <msup>
                      <mi>s</mi>
                      <mi>m</mi>
                    </msup>
                  </mrow>
                  <mo stretchy="false">+</mo>
                  <mn>...</mn>
                </mrow>
                <mo stretchy="false">+</mo>
                <mrow>
                  <msub>
                    <mi>b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b</mi>
                  <mn>1</mn>
                </msub>
                <mo stretchy="false">⋅</mo>
                <mi>s</mi>
              </mrow>
            </mrow>
            <mo stretchy="false">+</mo>
            <msub>
              <mi>b</mi>
              <mn>0</mn>
            </msub>
          </mrow>
        </mrow>
        <mrow>
          <mrow>
            <mrow>
              <mrow>
                <mrow>
                  <mrow>
                    <msub>
                      <mi>a</mi>
                      <mi>n</mi>
                    </msub>
                    <mo stretchy="false">⋅</mo>
                    <msup>
                      <mi>s</mi>
                      <mi>n</mi>
                    </msup>
                  </mrow>
                  <mo stretchy="false">+</mo>
                  <mn>...</mn>
                </mrow>
                <mo stretchy="false">+</mo>
                <mrow>
                  <msub>
                    <mi>a</mi>
                    <mn>2</mn>
                  </msub>
                  <mo stretchy="false">⋅</mo>
                  <msup>
                    <mi>s</mi>
                    <mn>2</mn>
                  </msup>
                </mrow>
              </mrow>
              <mo stretchy="false">+</mo>
              <mrow>
                <msub>
                  <mi>a</mi>
                  <mn>1</mn>
                </msub>
                <mo stretchy="false">⋅</mo>
                <mi>s</mi>
              </mrow>
            </mrow>
            <mo stretchy="false">+</mo>
            <msub>
              <mi>a</mi>
              <mn>0</mn>
            </msub>
          </mrow>
        </mrow>
      </mfrac>
    </mrow>
    <annotation encoding="StarMath 5.0">W(s)
~=~
{b_m cdot s^m +...+ b_2 cdot s^2 + b_1 cdot s + b_0}
over
{a_n cdot s^n +...+ a_2 cdot s^2 + a_1 cdot s + a_0}
</annotation>
  </semantics>
</math>
</file>

<file path=Object 8/content.xml><?xml version="1.0" encoding="utf-8"?>
<math xmlns="http://www.w3.org/1998/Math/MathML">
  <semantics>
    <mrow>
      <msub>
        <mi>b</mi>
        <mi>j</mi>
      </msub>
    </mrow>
    <annotation encoding="StarMath 5.0">b_j</annotation>
  </semantics>
</math>
</file>